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github.com/vincentkr18/ce888labs/tree/master/Project_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2-21T11:08:22.746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62" meta:non-whitespace-character-count="62"/>
  </office:meta>
</office:document-meta>
</file>